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04f10"/>
    </style:style>
    <style:style style:name="P2" style:family="paragraph" style:parent-style-name="Text_20_body" style:list-style-name="L1">
      <style:text-properties fo:font-weight="bold" officeooo:paragraph-rsid="00105d7f" style:font-weight-asian="bold" style:font-weight-complex="bold"/>
    </style:style>
    <style:style style:name="P3" style:family="paragraph" style:parent-style-name="Text_20_body" style:list-style-name="L1">
      <style:text-properties fo:font-weight="bold" officeooo:paragraph-rsid="0010cd38" style:font-weight-asian="bold" style:font-weight-complex="bold"/>
    </style:style>
    <style:style style:name="T1" style:family="text">
      <style:text-properties officeooo:rsid="00104f10"/>
    </style:style>
    <style:style style:name="T2" style:family="text">
      <style:text-properties fo:font-style="italic" officeooo:rsid="00104f10" style:font-style-asian="italic" style:font-style-complex="italic"/>
    </style:style>
    <style:style style:name="T3" style:family="text">
      <style:text-properties fo:font-style="italic" fo:font-weight="normal" officeooo:rsid="00105d7f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0cd38" style:font-style-asian="italic" style:font-weight-asian="normal" style:font-style-complex="italic" style:font-weight-complex="normal"/>
    </style:style>
    <style:style style:name="T5" style:family="text">
      <style:text-properties fo:font-style="normal" officeooo:rsid="00104f10" style:font-style-asian="normal" style:font-style-complex="normal"/>
    </style:style>
    <style:style style:name="T6" style:family="text">
      <style:text-properties fo:font-style="normal" officeooo:rsid="00105d7f" style:font-style-asian="normal" style:font-style-complex="normal"/>
    </style:style>
    <style:style style:name="T7" style:family="text">
      <style:text-properties fo:font-style="normal" officeooo:rsid="0010cd38" style:font-style-asian="normal" style:font-style-complex="normal"/>
    </style:style>
    <style:style style:name="T8" style:family="text">
      <style:text-properties fo:font-style="normal" fo:font-weight="normal" officeooo:rsid="00104f1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05d7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0cd38" style:font-style-asian="normal" style:font-weight-asian="normal" style:font-style-complex="normal" style:font-weight-complex="normal"/>
    </style:style>
    <style:style style:name="T11" style:family="text">
      <style:text-properties fo:font-weight="bold" officeooo:rsid="00104f10" style:font-weight-asian="bold" style:font-weight-complex="bold"/>
    </style:style>
    <style:style style:name="T12" style:family="text">
      <style:text-properties officeooo:rsid="00105d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ttori</text:h>
      <text:list xml:id="list20305921" text:style-name="L1">
        <text:list-item>
          <text:p text:style-name="P1"><text:span text:style-name="T11">Genitore:</text:span><text:span text:style-name="T1"> genitore, o colui che ne fa le veci, di uno o più bambini che almeno partecipano al bando di iscrizione all'asilo. </text:span><text:span text:style-name="T12">U</text:span><text:span text:style-name="T1">n </text:span><text:span text:style-name="T2">Genitore </text:span><text:span text:style-name="T5">può: visualizzare tutte le news quotidiane e gli eventi relativi alla classe del proprio figlio, partecipare al forum di @silo, compilare i questionari proposti dal sistema.</text:span></text:p>
        </text:list-item>
        <text:list-item>
          <text:p text:style-name="P2"><text:span text:style-name="T5">Responsabile questionari:</text:span><text:span text:style-name="T8"> responsabile all'interno del </text:span><text:span text:style-name="T9">c</text:span><text:span text:style-name="T8">omitato o delegato d</text:span><text:span text:style-name="T9">e</text:span><text:span text:style-name="T8">ll'ufficio dell'università. </text:span><text:span text:style-name="T9">Il </text:span><text:span text:style-name="T3">Responsabile questionari </text:span><text:span text:style-name="T9">può: aggiungere, modificare, rimuovere questionari di inizio, metà e fine anno e questionari di rinuncia; inoltre può visualizzare le statistiche derivanti dai questionari elaborate dal sistema.</text:span></text:p>
        </text:list-item>
        <text:list-item>
          <text:p text:style-name="P2"><text:span text:style-name="T6">Maestra:</text:span><text:span text:style-name="T9"> educatrice dell'asilo che segue il programma educativo per l'istruzione e la crescita socio/relazionale dei bambini. La </text:span><text:span text:style-name="T3">Maestra</text:span><text:span text:style-name="T9"> può: scrivere le news delle attività quotidiane svolte, caricare elaborati, inserire nuovi eventi (supportata da un calendario-promemoria) relative agli alunni delle proprie classi.</text:span></text:p>
        </text:list-item>
        <text:list-item>
          <text:p text:style-name="P2"><text:span text:style-name="T6">Psicopedagogo: </text:span><text:span text:style-name="T9">dottore nel campo della psicopedagogia che fa da supporto alla crescita di ogni bambino e fornisce diagnosi su eventuali disturbi (es. Dislessia). Il </text:span><text:span text:style-name="T3">Psicopedagogo </text:span><text:span text:style-name="T9">può: aggiungere, modificare, rimuovere eventi inerenti il suo campo, visualizzare tutti i suoi eventi.</text:span></text:p>
        </text:list-item>
        <text:list-item>
          <text:p text:style-name="P3"><text:span text:style-name="T7">Direttore: </text:span><text:span text:style-name="T10">direttore dell'asilo, responsabile dei dipendenti e della struttura, è il tramite tra l'asilo e l'università. Il </text:span><text:span text:style-name="T4">Direttore</text:span><text:span text:style-name="T10"> può: aggiungere, modificare, rimuovere eventi non appartententi ai domini delle maestre e del psicopedagogo, visualizzare tutti gli eventi dell'asil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17T00:49:15.11</dc:date>
    <meta:editing-duration>P0D</meta:editing-duration>
    <meta:editing-cycles>2</meta:editing-cycles>
    <meta:document-statistic meta:table-count="0" meta:image-count="0" meta:object-count="0" meta:page-count="1" meta:paragraph-count="6" meta:word-count="212" meta:character-count="1531" meta:non-whitespace-character-count="1330"/>
  </office:meta>
</office:document-meta>
</file>